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492cm" svg:height="8.151cm" svg:x="0.6cm" svg:y="1.1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2:32:09.039998829</dc:date>
    <meta:editing-duration>PT5M29S</meta:editing-duration>
    <meta:editing-cycles>25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93cm" svg:height="8.152cm" xlink:href="." xlink:type="simple" chart:class="chart:scatter" chart:style-name="ch1">
        <chart:plot-area chart:style-name="ch2" chart:data-source-has-labels="both" svg:x="0.289cm" svg:y="0.163cm" svg:width="13.915cm" svg:height="7.826cm">
          <chart:coordinate-region svg:x="0.831cm" svg:y="0.362cm" svg:width="13.279cm" svg:height="7.42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37599970069291">
                <text:p>-0.37599970069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375999700692909">
                <text:p>-0.375999700692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746069661494562">
                <text:p>-0.7460696614945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20436423846524E-015">
                <text:p>-2.20436423846524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746069661494558">
                <text:p>0.746069661494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05364131778606">
                <text:p>2.053641317786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375999700692908">
                <text:p>-0.375999700692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746069661494563">
                <text:p>-0.746069661494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93915231795365E-015">
                <text:p>-2.93915231795365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746069661494557">
                <text:p>0.746069661494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05364131778606">
                <text:p>2.053641317786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76335575687741">
                <text:p>1.76335575687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375999700692903">
                <text:p>0.375999700692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375999700692897">
                <text:p>-0.375999700692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10437365805402">
                <text:p>-1.104373658054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71448115739805">
                <text:p>-2.714481157398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94686175218606">
                <text:p>-2.946861752186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.67394039744206E-015">
                <text:p>-3.67394039744206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746069661494557">
                <text:p>0.7460696614945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44526102230514">
                <text:p>1.445261022305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10437365805402">
                <text:p>1.10437365805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375999700692904">
                <text:p>0.3759997006929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375999700692896">
                <text:p>-0.375999700692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10437365805401">
                <text:p>-1.104373658054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71448115739805">
                <text:p>-2.714481157398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94686175218606">
                <text:p>-2.94686175218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05364131778608">
                <text:p>-2.05364131778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4.40872847693047E-015">
                <text:p>-4.4087284769304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